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AssemblyContext.EJBAssemblyContext( Class controlIntfOrExt , Map &lt; String , String &gt; bindings , Set &lt; String &gt; clients , File moduleRoot , String moduleName , File srcOutpu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.newInstance( Class controlIntfOrExt , Map &lt; String , String &gt; bindings , Set &lt; String &gt; clients , File moduleRoot , String moduleName , File srcOutpu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JBAssemblyContext.getEjbJar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